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96cm" style:type="center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7.96cm" style:type="center"/>
        </style:tab-stops>
      </style:paragraph-properties>
      <style:text-properties fo:font-size="20pt" style:font-size-asian="20pt" style:font-size-complex="20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7.96cm" style:type="center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font-size-complex="20pt" fo:background-color="#00ffff"/>
    </style:style>
    <style:style style:name="T3" style:family="text">
      <style:text-properties fo:font-size="20pt" style:font-size-asian="20pt" style:font-size-complex="20pt" fo:background-color="#ffff00"/>
    </style:style>
    <style:style style:name="T4" style:family="text">
      <style:text-properties fo:font-size="20pt" style:font-size-asian="20pt" style:font-size-complex="20pt" fo:background-color="#ff00ff"/>
    </style:style>
    <style:style style:name="T5" style:family="text">
      <style:text-properties fo:font-size="20pt" style:font-size-asian="20pt" style:font-size-complex="20pt" fo:background-color="#00ff00"/>
    </style:style>
    <style:style style:name="T6" style:family="text">
      <style:text-properties fo:font-size="20pt" style:font-size-asian="20pt" style:font-size-complex="20pt" fo:background-color="#ff0000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font-size-asian="16pt" style:font-size-complex="16pt" fo:background-color="#ffff00"/>
    </style:style>
    <style:style style:name="T9" style:family="text">
      <style:text-properties fo:font-size="16pt" style:font-size-asian="16pt" style:font-size-complex="16pt" fo:background-color="#ff00ff"/>
    </style:style>
    <style:style style:name="T10" style:family="text">
      <style:text-properties fo:font-size="16pt" style:font-size-asian="16pt" style:font-size-complex="16pt" fo:background-color="#00ff00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font-size-asian="18pt" style:font-size-complex="18pt" fo:background-color="#ffff00"/>
    </style:style>
    <style:style style:name="T13" style:family="text">
      <style:text-properties fo:font-size="18pt" style:font-size-asian="18pt" style:font-size-complex="18pt" fo:background-color="#00ff00"/>
    </style:style>
    <style:style style:name="T14" style:family="text">
      <style:text-properties fo:font-size="18pt" style:font-size-asian="18pt" style:font-size-complex="18pt" fo:background-color="#ff00ff"/>
    </style:style>
    <style:style style:name="T15" style:family="text">
      <style:text-properties fo:font-size="18pt" style:font-size-asian="18pt" style:font-size-complex="18pt" fo:background-color="#ff0000"/>
    </style:style>
    <style:style style:name="T16" style:family="text">
      <style:text-properties style:text-position="super 58%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<text:s text:c="3"/>Requirements of food delivery app</text:span></text:p>
      <text:p text:style-name="P1"><text:span text:style-name="T3">1.user Login</text:span><text:span text:style-name="T1"> </text:span></text:p>
      <text:p text:style-name="P1"><text:span text:style-name="T3">2.delivery location</text:span></text:p>
      <text:p text:style-name="P1"><text:span text:style-name="T4">3.Recommendation</text:span><text:span text:style-name="T1"> </text:span></text:p>
      <text:p text:style-name="P1"><text:span text:style-name="T5">4. select restaurant / search</text:span><text:span text:style-name="T1"> </text:span></text:p>
      <text:p text:style-name="P1"><text:span text:style-name="T3">5. select food</text:span></text:p>
      <text:p text:style-name="P1"><text:span text:style-name="T4">6. coupon / offer</text:span></text:p>
      <text:p text:style-name="P1"><text:span text:style-name="T1">7.payment option <text:s text:c="44"/></text:span></text:p>
      <text:p text:style-name="P1"><text:span text:style-name="T7"><text:s text:c="4"/></text:span><text:span text:style-name="T8">1.COD</text:span><text:span text:style-name="T7"> <text:s text:c="53"/></text:span></text:p>
      <text:p text:style-name="P1"><text:span text:style-name="T7"><text:s text:c="4"/></text:span><text:span text:style-name="T9">2.card</text:span></text:p>
      <text:p text:style-name="P1"><text:span text:style-name="T7"><text:s text:c="4"/></text:span><text:span text:style-name="T10">3.upi</text:span><text:span text:style-name="T7"> </text:span></text:p>
      <text:p text:style-name="P1"><text:span text:style-name="T5">8.tracking delivery</text:span></text:p>
      <text:p text:style-name="P1"><text:span text:style-name="T6">9.Order history</text:span><text:span text:style-name="T1"> </text:span></text:p>
      <text:p text:style-name="P1"><text:span text:style-name="T3">10.delivered</text:span><text:span text:style-name="T1"><text:tab/> <text:s/></text:span></text:p>
      <text:p text:style-name="P1"><text:span text:style-name="T6">11.ratings / feedback</text:span></text:p>
      <text:p text:style-name="P2"/>
      <text:p text:style-name="Standard"/>
      <text:p text:style-name="Standard"><text:span text:style-name="T12">Yellow colour</text:span><text:span text:style-name="T11"> – 1</text:span><text:span text:style-name="T16">st</text:span><text:span text:style-name="T11"> sprint </text:span></text:p>
      <text:p text:style-name="Standard"><text:span text:style-name="T13">Green</text:span><text:span text:style-name="T11"> – 2</text:span><text:span text:style-name="T16">nd</text:span><text:span text:style-name="T11"> </text:span></text:p>
      <text:p text:style-name="Standard"><text:span text:style-name="T14">Purple</text:span><text:span text:style-name="T11"> – 3</text:span><text:span text:style-name="T16">rd</text:span></text:p>
      <text:p text:style-name="Standard"><text:span text:style-name="T15">Red</text:span><text:span text:style-name="T11"> – 4</text:span><text:span text:style-name="T16">th</text:span><text:span text:style-name="T1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epak V</meta:initial-creator>
    <dc:creator>Deepak V</dc:creator>
    <meta:editing-cycles>12</meta:editing-cycles>
    <meta:creation-date>2021-09-01T06:19:00</meta:creation-date>
    <dc:date>2021-09-01T09:07:00</dc:date>
    <meta:editing-duration>PT2H47M</meta:editing-duration>
    <meta:generator>LibreOffice/7.0.4.2$Windows_X86_64 LibreOffice_project/dcf040e67528d9187c66b2379df5ea4407429775</meta:generator>
    <meta:document-statistic meta:table-count="0" meta:image-count="0" meta:object-count="0" meta:page-count="1" meta:paragraph-count="19" meta:word-count="45" meta:character-count="422" meta:non-whitespace-character-count="267"/>
    <meta:user-defined meta:name="AppVersion">16.0000</meta:user-defined>
    <meta:template xlink:type="simple" xlink:actuate="onRequest" xlink:title="Normal" xlink:href=""/>
  </office:meta>
</office:document-meta>
</file>